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48.288cm" table:align="margins"/>
    </style:style>
    <style:style style:name="Table2.A" style:family="table-column">
      <style:table-column-properties style:column-width="48.288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ans1" fo:font-size="12pt" fo:font-weight="normal" officeooo:rsid="0071e8d1" officeooo:paragraph-rsid="007317b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FreeSans1" fo:font-size="12pt" fo:font-weight="normal" officeooo:rsid="006776a2" officeooo:paragraph-rsid="006776a2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FreeSans1" fo:font-size="12pt" fo:font-weight="normal" officeooo:rsid="00100c54" officeooo:paragraph-rsid="006599e4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FreeSans1" fo:font-size="12pt" fo:font-weight="normal" officeooo:rsid="006599e4" officeooo:paragraph-rsid="006599e4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FreeSans1" fo:font-size="12pt" fo:font-weight="bold" officeooo:rsid="0070ad86" officeooo:paragraph-rsid="0070ad86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FreeSans1" fo:font-size="12pt" fo:font-weight="normal" officeooo:rsid="0010d74a" officeooo:paragraph-rsid="0064135b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FreeSans1" fo:font-size="12pt" fo:font-weight="normal" officeooo:rsid="0010d74a" officeooo:paragraph-rsid="007d87ad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FreeSans1" fo:font-size="12pt" fo:font-weight="normal" officeooo:rsid="00149e24" officeooo:paragraph-rsid="0064135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FreeSans1" fo:font-size="12pt" fo:font-weight="normal" officeooo:rsid="00149e24" officeooo:paragraph-rsid="007d87ad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FreeSans1" fo:font-size="12pt" fo:font-weight="normal" officeooo:rsid="002ae1d9" officeooo:paragraph-rsid="006599e4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FreeSans1" fo:font-size="12pt" fo:font-weight="normal" officeooo:rsid="002ae1d9" officeooo:paragraph-rsid="007cebac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FreeSans1" fo:font-size="12pt" fo:font-weight="normal" officeooo:rsid="002ae1d9" officeooo:paragraph-rsid="007d87ad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FreeSans1" fo:font-size="12pt" fo:font-weight="normal" officeooo:rsid="0070ad86" officeooo:paragraph-rsid="0070ad86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FreeSans1" fo:font-size="12pt" fo:font-weight="normal" officeooo:rsid="0070ad86" officeooo:paragraph-rsid="007d87ad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FreeSans1" fo:font-size="12pt" fo:font-weight="normal" officeooo:rsid="00710a48" officeooo:paragraph-rsid="00710a48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FreeSans1" fo:font-size="12pt" fo:font-weight="normal" officeooo:rsid="00710a48" officeooo:paragraph-rsid="007d87ad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FreeSans1" fo:font-size="12pt" fo:font-weight="normal" officeooo:rsid="00626ea7" officeooo:paragraph-rsid="00626ea7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FreeSans1" fo:font-size="12pt" fo:font-weight="normal" officeooo:rsid="00626ea7" officeooo:paragraph-rsid="0074943e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FreeSans1" fo:font-size="12pt" fo:font-weight="normal" officeooo:rsid="00626ea7" officeooo:paragraph-rsid="007cebac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FreeSans1" fo:font-size="12pt" fo:font-weight="normal" officeooo:rsid="00626ea7" officeooo:paragraph-rsid="007d87ad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FreeSans1" fo:font-size="12pt" fo:font-weight="normal" officeooo:rsid="006599e4" officeooo:paragraph-rsid="006599e4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FreeSans1" fo:font-size="12pt" fo:font-weight="normal" officeooo:rsid="006599e4" officeooo:paragraph-rsid="007cebac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FreeSans1" fo:font-size="12pt" fo:font-weight="normal" officeooo:rsid="007317ba" officeooo:paragraph-rsid="007317ba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FreeSans1" fo:font-size="12pt" fo:font-weight="normal" officeooo:rsid="0064135b" officeooo:paragraph-rsid="0064135b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FreeSans1" fo:font-size="12pt" fo:font-weight="normal" officeooo:rsid="0064135b" officeooo:paragraph-rsid="007cebac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FreeSans1" fo:font-size="12pt" fo:font-weight="normal" officeooo:rsid="0064135b" officeooo:paragraph-rsid="007d87ad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FreeSans1" fo:font-size="12pt" fo:font-weight="normal" officeooo:rsid="00100c54" officeooo:paragraph-rsid="006599e4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FreeSans1" fo:font-size="12pt" fo:font-weight="normal" officeooo:rsid="00100c54" officeooo:paragraph-rsid="00787066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FreeSans1" fo:font-size="12pt" fo:font-weight="normal" officeooo:rsid="00100c54" officeooo:paragraph-rsid="007cebac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FreeSans1" fo:font-size="12pt" fo:font-weight="normal" officeooo:paragraph-rsid="006776a2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FreeSans1" fo:font-size="12pt" fo:font-weight="normal" officeooo:rsid="0071e8d1" officeooo:paragraph-rsid="0071e8d1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style:font-name="FreeSans1" fo:font-size="12pt" fo:font-weight="normal" officeooo:rsid="006776a2" officeooo:paragraph-rsid="006776a2" style:font-size-asian="12pt" style:font-weight-asian="normal" style:font-size-complex="12pt" style:font-weight-complex="normal"/>
    </style:style>
    <style:style style:name="P33" style:family="paragraph" style:parent-style-name="Table_20_Contents">
      <style:text-properties style:font-name="FreeSans1" fo:font-size="12pt" fo:font-weight="normal" officeooo:rsid="0016f08c" officeooo:paragraph-rsid="0064135b" style:font-size-asian="12pt" style:font-weight-asian="normal" style:font-size-complex="12pt" style:font-weight-complex="normal"/>
    </style:style>
    <style:style style:name="P34" style:family="paragraph" style:parent-style-name="Table_20_Contents">
      <style:text-properties style:font-name="FreeSans1" fo:font-size="12pt" fo:font-weight="normal" officeooo:rsid="0016f08c" officeooo:paragraph-rsid="007d87ad" style:font-size-asian="12pt" style:font-weight-asian="normal" style:font-size-complex="12pt" style:font-weight-complex="normal"/>
    </style:style>
    <style:style style:name="P35" style:family="paragraph" style:parent-style-name="Table_20_Contents">
      <style:text-properties style:font-name="FreeSans1" fo:font-size="12pt" fo:font-weight="normal" officeooo:rsid="00381283" officeooo:paragraph-rsid="0064135b" style:font-size-asian="12pt" style:font-weight-asian="normal" style:font-size-complex="12pt" style:font-weight-complex="normal"/>
    </style:style>
    <style:style style:name="P36" style:family="paragraph" style:parent-style-name="Table_20_Contents">
      <style:text-properties style:font-name="FreeSans1" fo:font-size="12pt" fo:font-weight="normal" officeooo:rsid="00381283" officeooo:paragraph-rsid="007d87ad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style:font-name="FreeSans1" fo:font-size="12pt" fo:font-weight="normal" officeooo:rsid="00290a2e" officeooo:paragraph-rsid="006599e4" style:font-size-asian="12pt" style:font-weight-asian="normal" style:font-size-complex="12pt" style:font-weight-complex="normal"/>
    </style:style>
    <style:style style:name="P38" style:family="paragraph" style:parent-style-name="Table_20_Contents">
      <style:text-properties style:font-name="FreeSans1" fo:font-size="12pt" fo:font-weight="normal" officeooo:rsid="00290a2e" officeooo:paragraph-rsid="007d87ad" style:font-size-asian="12pt" style:font-weight-asian="normal" style:font-size-complex="12pt" style:font-weight-complex="normal"/>
    </style:style>
    <style:style style:name="P39" style:family="paragraph" style:parent-style-name="Table_20_Contents">
      <style:text-properties style:font-name="FreeSans1" fo:font-size="12pt" fo:font-weight="normal" officeooo:rsid="0074943e" officeooo:paragraph-rsid="0074943e" style:font-size-asian="12pt" style:font-weight-asian="normal" style:font-size-complex="12pt" style:font-weight-complex="normal"/>
    </style:style>
    <style:style style:name="P40" style:family="paragraph" style:parent-style-name="Table_20_Contents">
      <style:text-properties style:font-name="FreeSans1" fo:font-size="12pt" fo:font-weight="normal" officeooo:rsid="00787066" officeooo:paragraph-rsid="00787066" style:font-size-asian="12pt" style:font-weight-asian="normal" style:font-size-complex="12pt" style:font-weight-complex="normal"/>
    </style:style>
    <style:style style:name="P41" style:family="paragraph" style:parent-style-name="Table_20_Contents">
      <style:text-properties style:font-name="FreeSans1" fo:font-size="12pt" fo:font-weight="normal" officeooo:rsid="00787066" officeooo:paragraph-rsid="007b7b16" style:font-size-asian="12pt" style:font-weight-asian="normal" style:font-size-complex="12pt" style:font-weight-complex="normal"/>
    </style:style>
    <style:style style:name="P42" style:family="paragraph" style:parent-style-name="Table_20_Contents">
      <style:text-properties style:font-name="FreeSans1" fo:font-size="12pt" fo:font-weight="normal" officeooo:rsid="00787066" officeooo:paragraph-rsid="007bd4cd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style:font-name="FreeSans1" fo:font-size="12pt" fo:font-weight="normal" officeooo:rsid="00787066" officeooo:paragraph-rsid="007cebac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style:font-name="FreeSans1" fo:font-size="12pt" fo:font-weight="normal" officeooo:rsid="007a4bec" officeooo:paragraph-rsid="007bd4cd" style:font-size-asian="12pt" style:font-weight-asian="normal" style:font-size-complex="12pt" style:font-weight-complex="normal"/>
    </style:style>
    <style:style style:name="P45" style:family="paragraph" style:parent-style-name="Table_20_Contents">
      <style:text-properties style:font-name="FreeSans1" fo:font-size="12pt" fo:font-weight="normal" officeooo:rsid="007bd4cd" officeooo:paragraph-rsid="007bd4cd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style:font-name="FreeSans1" fo:font-size="12pt" fo:font-weight="normal" officeooo:rsid="007cebac" officeooo:paragraph-rsid="007cebac" style:font-size-asian="12pt" style:font-weight-asian="normal" style:font-size-complex="12pt" style:font-weight-complex="normal"/>
    </style:style>
    <style:style style:name="P47" style:family="paragraph" style:parent-style-name="Table_20_Contents">
      <style:text-properties style:font-name="FreeSans1" fo:font-size="12pt" fo:font-weight="normal" officeooo:rsid="007d87ad" officeooo:paragraph-rsid="007d87ad" style:font-size-asian="12pt" style:font-weight-asian="normal" style:font-size-complex="12pt" style:font-weight-complex="normal"/>
    </style:style>
    <style:style style:name="P48" style:family="paragraph" style:parent-style-name="Default_7e_LT_7e_Notizen">
      <style:text-properties style:font-name="FreeSans1" fo:font-size="12pt" fo:font-weight="normal" officeooo:rsid="00100c54" officeooo:paragraph-rsid="006599e4" style:font-size-asian="12pt" style:font-weight-asian="normal" style:font-size-complex="12pt" style:font-weight-complex="normal"/>
    </style:style>
    <style:style style:name="P49" style:family="paragraph" style:parent-style-name="Default_7e_LT_7e_Notizen">
      <style:text-properties style:font-name="FreeSans1" fo:font-size="12pt" fo:font-weight="normal" officeooo:rsid="00100c54" officeooo:paragraph-rsid="007cebac" style:font-size-asian="12pt" style:font-weight-asian="normal" style:font-size-complex="12pt" style:font-weight-complex="normal"/>
    </style:style>
    <style:style style:name="P50" style:family="paragraph" style:parent-style-name="Default_7e_LT_7e_Notizen">
      <style:text-properties style:font-name="FreeSans1" fo:font-size="12pt" fo:font-weight="normal" officeooo:rsid="006599e4" officeooo:paragraph-rsid="006599e4" style:font-size-asian="12pt" style:font-weight-asian="normal" style:font-size-complex="12pt" style:font-weight-complex="normal"/>
    </style:style>
    <style:style style:name="P51" style:family="paragraph" style:parent-style-name="Default_7e_LT_7e_Notizen">
      <style:text-properties style:font-name="FreeSans1" fo:font-size="12pt" fo:font-weight="normal" officeooo:rsid="006599e4" officeooo:paragraph-rsid="007cebac" style:font-size-asian="12pt" style:font-weight-asian="normal" style:font-size-complex="12pt" style:font-weight-complex="normal"/>
    </style:style>
    <style:style style:name="P52" style:family="paragraph" style:parent-style-name="Default_7e_LT_7e_Notizen">
      <style:text-properties style:font-name="FreeSans1" fo:font-size="12pt" fo:font-weight="normal" officeooo:rsid="006776a2" officeooo:paragraph-rsid="006776a2" style:font-size-asian="12pt" style:font-weight-asian="normal" style:font-size-complex="12pt" style:font-weight-complex="normal"/>
    </style:style>
    <style:style style:name="P53" style:family="paragraph" style:parent-style-name="Default_7e_LT_7e_Notizen">
      <style:paragraph-properties fo:margin-left="0.6cm" fo:margin-right="0cm" fo:text-indent="0cm" style:auto-text-indent="false"/>
      <style:text-properties fo:color="#000000" style:text-outline="false" style:text-line-through-style="none" style:text-line-through-type="none" style:font-name="Free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P54" style:family="paragraph" style:parent-style-name="Default_7e_LT_7e_Notizen">
      <style:paragraph-properties fo:margin-left="0.6cm" fo:margin-right="0cm" fo:text-indent="0cm" style:auto-text-indent="false"/>
      <style:text-properties fo:color="#000000" style:text-outline="false" style:text-line-through-style="none" style:text-line-through-type="none" style:font-name="FreeSans1" fo:font-size="12pt" fo:font-style="normal" fo:text-shadow="none" style:text-underline-style="none" fo:font-weight="normal" officeooo:paragraph-rsid="007cebac" style:letter-kerning="true" style:font-size-asian="12pt" style:font-style-asian="normal" style:font-weight-asian="normal" style:font-size-complex="12pt" style:font-weight-complex="normal" style:text-emphasize="none"/>
    </style:style>
    <style:style style:name="P55" style:family="paragraph" style:parent-style-name="Default_7e_LT_7e_Notizen">
      <style:paragraph-properties fo:margin-left="0.6cm" fo:margin-right="0cm" fo:text-indent="0cm" style:auto-text-indent="false"/>
      <style:text-properties style:font-name="FreeSans1" fo:font-size="12pt" fo:font-weight="normal" style:font-size-asian="12pt" style:font-weight-asian="normal" style:font-size-complex="12pt" style:font-weight-complex="normal"/>
    </style:style>
    <style:style style:name="P56" style:family="paragraph" style:parent-style-name="Default_7e_LT_7e_Notizen">
      <style:paragraph-properties fo:margin-left="0.6cm" fo:margin-right="0cm" fo:text-indent="0cm" style:auto-text-indent="false"/>
      <style:text-properties style:font-name="FreeSans1" fo:font-size="12pt" fo:font-weight="normal" officeooo:rsid="0064135b" officeooo:paragraph-rsid="007cebac" style:font-size-asian="12pt" style:font-weight-asian="normal" style:font-size-complex="12pt" style:font-weight-complex="normal"/>
    </style:style>
    <style:style style:name="P57" style:family="paragraph" style:parent-style-name="Default_7e_LT_7e_Notizen">
      <style:paragraph-properties fo:margin-left="0.6cm" fo:margin-right="0cm" fo:text-indent="0cm" style:auto-text-indent="false"/>
      <style:text-properties style:font-name="FreeSans1" fo:font-size="12pt" fo:font-weight="normal" officeooo:paragraph-rsid="007cebac" style:font-size-asian="12pt" style:font-weight-asian="normal" style:font-size-complex="12pt" style:font-weight-complex="normal"/>
    </style:style>
    <style:style style:name="P58" style:family="paragraph" style:parent-style-name="Default_7e_LT_7e_Notizen">
      <style:paragraph-properties fo:margin-left="0cm" fo:margin-right="0cm" fo:text-indent="0cm" style:auto-text-indent="false"/>
      <style:text-properties style:font-name="FreeSans1" fo:font-size="12pt" fo:font-weight="normal" style:font-size-asian="12pt" style:font-weight-asian="normal" style:font-size-complex="12pt" style:font-weight-complex="normal"/>
    </style:style>
    <style:style style:name="P59" style:family="paragraph" style:parent-style-name="Default_7e_LT_7e_Notizen">
      <style:paragraph-properties fo:margin-left="0cm" fo:margin-right="0cm" fo:text-indent="0cm" style:auto-text-indent="false"/>
      <style:text-properties style:font-name="FreeSans1" fo:font-size="12pt" fo:font-weight="normal" officeooo:rsid="006a37ef" officeooo:paragraph-rsid="006a37ef" style:font-size-asian="12pt" style:font-weight-asian="normal" style:font-size-complex="12pt" style:font-weight-complex="normal"/>
    </style:style>
    <style:style style:name="P60" style:family="paragraph" style:parent-style-name="Default_7e_LT_7e_Notizen">
      <style:paragraph-properties fo:margin-left="0cm" fo:margin-right="0cm" fo:text-indent="0cm" style:auto-text-indent="false"/>
      <style:text-properties style:font-name="FreeSans1" fo:font-size="12pt" fo:font-weight="normal" officeooo:rsid="007317ba" officeooo:paragraph-rsid="0074943e" style:font-size-asian="12pt" style:font-weight-asian="normal" style:font-size-complex="12pt" style:font-weight-complex="normal"/>
    </style:style>
    <style:style style:name="P61" style:family="paragraph" style:parent-style-name="Default_7e_LT_7e_Notizen">
      <style:paragraph-properties fo:margin-left="0cm" fo:margin-right="0cm" fo:text-indent="0cm" style:auto-text-indent="false"/>
      <style:text-properties style:font-name="FreeSans1" fo:font-size="12pt" fo:font-weight="normal" officeooo:rsid="007cebac" officeooo:paragraph-rsid="007cebac" style:font-size-asian="12pt" style:font-weight-asian="normal" style:font-size-complex="12pt" style:font-weight-complex="normal"/>
    </style:style>
    <style:style style:name="T1" style:family="text">
      <style:text-properties officeooo:rsid="002b0dc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710a48" style:font-weight-asian="normal" style:font-weight-complex="normal"/>
    </style:style>
    <style:style style:name="T4" style:family="text">
      <style:text-properties officeooo:rsid="0064135b"/>
    </style:style>
    <style:style style:name="T5" style:family="text">
      <style:text-properties officeooo:rsid="006599e4"/>
    </style:style>
    <style:style style:name="T6" style:family="text">
      <style:text-properties fo:color="#000000" style:text-outline="false" style:text-line-through-style="none" style:text-line-through-type="none" style:text-position="40% 100%" fo:font-style="normal" fo:text-shadow="none" style:text-underline-style="none" style:letter-kerning="true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officeooo:rsid="007317ba" style:letter-kerning="true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officeooo:rsid="006baa4d" style:letter-kerning="true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officeooo:rsid="006a37ef" style:letter-kerning="true" style:font-style-asian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officeooo:rsid="007bd4cd" style:letter-kerning="true" style:font-style-asian="normal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officeooo:rsid="007a4bec" style:letter-kerning="true" style:font-style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officeooo:rsid="006599e4" style:letter-kerning="true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officeooo:rsid="007d87ad" style:letter-kerning="true" style:font-style-asian="normal" style:text-emphasize="none"/>
    </style:style>
    <style:style style:name="T15" style:family="text">
      <style:text-properties officeooo:rsid="006776a2"/>
    </style:style>
    <style:style style:name="T16" style:family="text">
      <style:text-properties officeooo:rsid="0070ad86"/>
    </style:style>
    <style:style style:name="T17" style:family="text">
      <style:text-properties officeooo:rsid="00710a48"/>
    </style:style>
    <style:style style:name="T18" style:family="text">
      <style:text-properties officeooo:rsid="007317ba"/>
    </style:style>
    <style:style style:name="T19" style:family="text">
      <style:text-properties officeooo:rsid="0074943e"/>
    </style:style>
    <style:style style:name="T20" style:family="text">
      <style:text-properties officeooo:rsid="007a4bec"/>
    </style:style>
    <style:style style:name="T21" style:family="text">
      <style:text-properties officeooo:rsid="007bd4cd"/>
    </style:style>
    <style:style style:name="T22" style:family="text">
      <style:text-properties officeooo:rsid="007ceb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7">Javascript for Java developers</text:p>
            <text:p text:style-name="P17">* welcome, most subjective of talks</text:p>
            <text:p text:style-name="P17">* <text:span text:style-name="T16">talk as as a Java guy who very self-consiously switched to JS</text:span></text:p>
            <text:p text:style-name="P17">* <text:span text:style-name="T16">hopefully offer some takeways</text:span></text:p>
          </table:table-cell>
        </table:table-row>
        <table:table-row>
          <table:table-cell table:style-name="Table2.A2" office:value-type="string">
            <text:p text:style-name="P21">Number</text:p>
            <text:p text:style-name="P23">Chrome console: 1+ 2 / 1 + 0.2 / 0.1 + 0.2</text:p>
            <text:p text:style-name="P59"><text:span text:style-name="T7">IEEE754 double precision binary floating point </text:span></text:p>
            <text:p text:style-name="P59"><text:span text:style-name="T7">integer up to 9 trillian, but 32bit for bitshif operations &gt; 2 billion</text:span></text:p>
            <text:p text:style-name="P58"><text:span text:style-name="T8">actually a good thing: </text:span><text:span text:style-name="T7">no overflows – </text:span><text:span text:style-name="T9">unlike Java</text:span></text:p>
            <text:p text:style-name="P58"><text:span text:style-name="T10">finance </text:span><text:span text:style-name="T7">£1000 x 3%</text:span></text:p>
            <text:p text:style-name="P60"><text:span text:style-name="T7">Mike’s takeaway;</text:span></text:p>
            <text:p text:style-name="P60"><text:span text:style-name="T7">* live with it and don’t fret</text:span></text:p>
            <text:p text:style-name="P1"><text:span text:style-name="T18">C</text:span>ounter argument<text:span text:style-name="T18">s</text:span>: </text:p>
            <text:p text:style-name="P1">* asm and webassembly</text:p>
            <text:p text:style-name="P10">* <text:span text:style-name="T18">search npm BigInt</text:span></text:p>
          </table:table-cell>
        </table:table-row>
        <table:table-row>
          <table:table-cell table:style-name="Table2.A2" office:value-type="string">
            <text:p text:style-name="P23">Coersion</text:p>
            <text:p text:style-name="P39">Chrome console: [] + [], [] + {}, {} + {} etc. </text:p>
            <text:p text:style-name="P23"><text:a xlink:type="simple" xlink:href="https://www.youtube.com/watch?v=eWuRwu2DhwU&amp;t=131s" text:style-name="Internet_20_link" text:visited-style-name="Visited_20_Internet_20_Link">https://www.youtube.com/watch?v=eWuRwu2DhwU&amp;t=131s</text:a></text:p>
            <text:p text:style-name="P39">Mike’s takeaway:</text:p>
            <text:p text:style-name="P18">* only use if (x) { …} <text:s/><text:span text:style-name="T19">(truthy/falsy)</text:span></text:p>
            <text:p text:style-name="P18">* <text:span text:style-name="T4">only use ===, not ==</text:span></text:p>
          </table:table-cell>
        </table:table-row>
        <table:table-row>
          <table:table-cell table:style-name="Table2.A2" office:value-type="string">
            <text:p text:style-name="P40">Type</text:p>
            <text:p text:style-name="P40">* lot to unpick here</text:p>
            <text:p text:style-name="P40">* so start high level and then get onto practicalities</text:p>
            <text:p text:style-name="P43">* <text:span text:style-name="T20">I was a true believer – example AbstractContactable - </text:span><text:span text:style-name="T12">Collections not type-safe until generics</text:span></text:p>
            <text:p text:style-name="P41"><text:span text:style-name="T20">* use to display what type is – how casting (127) and last method, </text:span></text:p>
            <text:p text:style-name="P40">* in Java, immersed in type – cannot not have type (in constrast to other OO langs)</text:p>
          </table:table-cell>
        </table:table-row>
        <table:table-row>
          <table:table-cell table:style-name="Table2.A2" office:value-type="string">
            <text:p text:style-name="P42"><text:span text:style-name="T21">What is type?</text:span></text:p>
            <text:p text:style-name="P42">* what is type: simplistially:</text:p>
            <text:p text:style-name="P42">1) tells compiler how data will be used</text:p>
            <text:p text:style-name="P42">2) provide a safety net for inappropriate usage <text:span text:style-name="T20">(introspection also)</text:span></text:p>
            <text:p text:style-name="P42">3) structure programmers thinkin<text:span text:style-name="T20">g</text:span></text:p>
            <text:p text:style-name="P44">compare to JS : 2-phase compilers / linters / verbs as well as nouns</text:p>
            <text:p text:style-name="P44"><text:span text:style-name="T11">T</text:span><text:span text:style-name="T7">h</text:span><text:span text:style-name="T11">e</text:span><text:span text:style-name="T7"> kingdom of nouns article</text:span></text:p>
            <text:p text:style-name="P45"><text:span text:style-name="T7">Mike’s takeaway:</text:span></text:p>
            <text:p text:style-name="P45"><text:span text:style-name="T7">* design with verbs as well as nouns</text:span></text:p>
          </table:table-cell>
        </table:table-row>
        <table:table-row>
          <table:table-cell table:style-name="Table2.A2" office:value-type="string">
            <text:p text:style-name="P24">Type <text:span text:style-name="T21">in Javascript</text:span></text:p>
            <text:p text:style-name="P46">(mixed heritage)</text:p>
            <text:p text:style-name="P29"><text:span text:style-name="T22">prototypical inheritance </text:span>offers fantastic flexibility – pseudo classical</text:p>
            <text:p text:style-name="P46">slide – stop! Can go down the rabbit hole…</text:p>
            <text:p text:style-name="P46">Delegation – simple – that’s all it is</text:p>
            <text:p text:style-name="P46">OLOO – Object.create() (Kyle Simpson)</text:p>
            <text:p text:style-name="P46">es6 Class syntax – but never forget that the Class is a terrible syntax for expressing delegation</text:p>
            <text:p text:style-name="P46">Why use:</text:p>
            <text:p text:style-name="P61"><text:span text:style-name="T7">sometimes good – often with libraries – React – deed.it code – see how a function represents a very definite noun!</text:span></text:p>
          </table:table-cell>
        </table:table-row>
        <table:table-row>
          <table:table-cell table:style-name="Table2.A2" office:value-type="string">
            <text:p text:style-name="P25"><text:span text:style-name="T7">False Friends – </text:span><text:span text:style-name="T13">Class, extends, </text:span><text:span text:style-name="T7">instanceof, </text:span><text:span text:style-name="T13">typeof, new</text:span></text:p>
            <text:p text:style-name="P2"/>
          </table:table-cell>
        </table:table-row>
        <table:table-row>
          <table:table-cell table:style-name="Table2.A2" office:value-type="string">
            <text:p text:style-name="P47">The Falsest of Friends – this</text:p>
            <text:p text:style-name="P47"/>
          </table:table-cell>
        </table:table-row>
        <table:table-row>
          <table:table-cell table:style-name="Table2.A2" office:value-type="string">
            <text:p text:style-name="P22">Scope</text:p>
            <text:p text:style-name="P29">however public is global necessitating workarounds such as OSGi</text:p>
            <text:p text:style-name="P11">Two scope hierachies</text:p>
            <text:p text:style-name="P11">- inheritance</text:p>
            <text:p text:style-name="P11">- functional/closure (execution context linked to ‘XXX external context)</text:p>
            <text:p text:style-name="P11">- <text:span text:style-name="T1">callstack plus tables (article)</text:span></text:p>
            <text:p text:style-name="P29">Closure – dynamic scope (functional vs lexical)</text:p>
            <text:p text:style-name="P29">Think of a stack</text:p>
            <text:p text:style-name="P29"/>
            <text:p text:style-name="P49"><text:span text:style-name="T7">1</text:span><text:span text:style-name="T6">st</text:span><text:span text:style-name="T7"> thing – very easy to go global in JS!</text:span></text:p>
            <text:p text:style-name="P57"><text:span text:style-name="T7">not public/package/private – do at runtime via closure</text:span></text:p>
            <text:p text:style-name="P56"><text:span text:style-name="T7">lexical closure? - fits beatifully with callback or async code</text:span></text:p>
            <text:p text:style-name="P24"/>
          </table:table-cell>
        </table:table-row>
        <table:table-row>
          <table:table-cell table:style-name="Table2.A2" office:value-type="string">
            <text:p text:style-name="P22">Asynhronous Code</text:p>
            <text:p text:style-name="P51"><text:span text:style-name="T7">thunks &gt; callbacks </text:span></text:p>
            <text:p text:style-name="P57"><text:span text:style-name="T7">‘callback hell’ - actually about loss of control</text:span></text:p>
            <text:p text:style-name="P54"/>
            <text:p text:style-name="P57"><text:span text:style-name="T7">Promises</text:span></text:p>
            <text:p text:style-name="P57"><text:span text:style-name="T7">not just waiting, also a contract</text:span></text:p>
            <text:p text:style-name="P54"/>
            <text:p text:style-name="P57"><text:span text:style-name="T7">Generators </text:span></text:p>
            <text:p text:style-name="P57"><text:span text:style-name="T7">‘interim’ step – cautious as broke run to completion</text:span></text:p>
            <text:p text:style-name="P54"/>
            <text:p text:style-name="P57"><text:span text:style-name="T7">async/await</text:span></text:p>
            <text:p text:style-name="P54"/>
            <text:p text:style-name="P57"><text:span text:style-name="T7">Absolutely best resourcse:</text:span></text:p>
            <text:p text:style-name="P57"><text:span text:style-name="T7">Kyle Simpson’s course on this</text:span></text:p>
            <text:p text:style-name="P3"/>
          </table:table-cell>
        </table:table-row>
        <table:table-row>
          <table:table-cell table:style-name="Table2.A2" office:value-type="string">
            <text:p text:style-name="P46"><text:span text:style-name="T7">ES6 – use! </text:span><text:span text:style-name="T14">=&gt; Build process!</text:span></text:p>
            <text:p text:style-name="P26">Build Process</text:p>
            <text:p text:style-name="P34">Now JS target of source-to-source compilers just as java bytecode</text:p>
            <text:p text:style-name="P36">JS known to be too complex</text:p>
            <text:p text:style-name="P7"/>
            <text:p text:style-name="P9">Enterprise – Java’s unfotnate turn to containers and declarative approaches</text:p>
            <text:p text:style-name="P9">I blame annotations – intorduce global complexity – bit like aspect oientated</text:p>
            <text:p text:style-name="P9"/>
            <text:p text:style-name="P38">Debugging</text:p>
            <text:p text:style-name="P38"/>
            <text:p text:style-name="P38">Linting</text:p>
            <text:p text:style-name="P38"/>
            <text:p text:style-name="P12">Transpiling</text:p>
            <text:p text:style-name="P12">- babel</text:p>
            <text:p text:style-name="P12">- polyfills (weakness inot strengh)</text:p>
            <text:p text:style-name="P12">(-ponyfills ..?)</text:p>
            <text:p text:style-name="P12">- post-css</text:p>
          </table:table-cell>
        </table:table-row>
        <table:table-row>
          <table:table-cell table:style-name="Table2.A2" office:value-type="string">
            <text:p text:style-name="P14">Functional programming</text:p>
            <text:p text:style-name="P16">NOT category theory, functors, monads etc., not even shcoenfinkelling/currying</text:p>
            <text:p text:style-name="P14">function as a first class entity</text:p>
            <text:p text:style-name="P14"><text:span text:style-name="T17">compose</text:span> – shopping basket / Surface fetch</text:p>
            <text:p text:style-name="P16"><text:span text:style-name="T7">partial application - bind</text:span></text:p>
            <text:p text:style-name="P4"/>
          </table:table-cell>
        </table:table-row>
        <table:table-row>
          <table:table-cell table:style-name="Table2.A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47">Other:</text:p>
          </table:table-cell>
        </table:table-row>
        <table:table-row>
          <table:table-cell table:style-name="Table2.A2" office:value-type="string">
            <text:p text:style-name="P32">Annotations</text:p>
            <text:p text:style-name="P52"><text:span text:style-name="T7">Type is essentially annotating your functionality</text:span></text:p>
            <text:p text:style-name="P55"><text:span text:style-name="T7">JEE worse</text:span></text:p>
            <text:p text:style-name="P55"><text:span text:style-name="T7">different languages</text:span></text:p>
            <text:p text:style-name="P55"><text:span text:style-name="T7">introduce globals</text:span></text:p>
            <text:p text:style-name="P2"/>
          </table:table-cell>
        </table:table-row>
        <table:table-row>
          <table:table-cell table:style-name="Table2.A2" office:value-type="string">
            <text:p text:style-name="P17">Hoisting?</text:p>
            <text:p text:style-name="P17"/>
          </table:table-cell>
        </table:table-row>
        <table:table-row>
          <table:table-cell table:style-name="Table2.A2" office:value-type="string">
            <text:p text:style-name="P20">Concurrency Model</text:p>
            <text:p text:style-name="P20">* Java – single process, multiple theads, shared memory</text:p>
            <text:p text:style-name="P20">* JS – mutltiple process, message passing</text:p>
          </table:table-cell>
        </table:table-row>
        <table:table-row>
          <table:table-cell table:style-name="Table2.A2" office:value-type="string">
            <text:p text:style-name="P13">Next Steps</text:p>
            <text:p text:style-name="P5"><text:a xlink:type="simple" xlink:href="https://jsbin.com/wodudek/4/" text:style-name="Internet_20_link" text:visited-style-name="Visited_20_Internet_20_Link"><text:span text:style-name="T2">https://jsbin.com/wodudek/4/</text:span></text:a><text:span text:style-name="T2"> - </text:span><text:span text:style-name="T3">arrays</text:span></text:p>
            <text:p text:style-name="P5"><text:a xlink:type="simple" xlink:href="https://jsbin.com/larax/18" text:style-name="Internet_20_link" text:visited-style-name="Visited_20_Internet_20_Link"><text:span text:style-name="T2">https://jsbin.com/larax/18</text:span></text:a><text:span text:style-name="T2"> – core JS concepts</text:span></text:p>
            <text:p text:style-name="P5"><text:a xlink:type="simple" xlink:href="https://jsbin.com/ziwore/21" text:style-name="Internet_20_link" text:visited-style-name="Visited_20_Internet_20_Link"><text:span text:style-name="T2">https://jsbin.com/ziwore/21</text:span></text:a><text:span text:style-name="T2"> – functional JS</text:span></text:p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374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2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374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2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072cm" fo:margin-bottom="2.011cm" fo:margin-left="0.988cm" fo:margin-right="1.2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7:37:55.640584383</meta:creation-date>
    <dc:date>2018-03-18T21:18:51.248751213</dc:date>
    <meta:editing-duration>P3DT3H20M19S</meta:editing-duration>
    <meta:editing-cycles>42</meta:editing-cycles>
    <meta:generator>LibreOffice/5.4.5.1$Linux_X86_64 LibreOffice_project/40m0$Build-1</meta:generator>
    <meta:document-statistic meta:table-count="1" meta:image-count="0" meta:object-count="0" meta:page-count="1" meta:paragraph-count="100" meta:word-count="545" meta:character-count="3482" meta:non-whitespace-character-count="3001"/>
  </office:meta>
</office:document-meta>
</file>